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size="14pt"/>
    </style:style>
    <style:style style:family="paragraph" style:name="P5" style:display-name="P5" style:parent-style-name="Normal">
      <style:paragraph-properties fo:text-align="left" fo:text-indent="0cm" fo:margin-left="1.251cm" fo:margin-right="0cm"/>
      <style:text-properties style:text-underline-type="single" fo:font-size="14pt" fo:font-weight="normal"/>
    </style:style>
    <style:style style:family="paragraph" style:name="P6" style:display-name="P6" style:parent-style-name="Normal">
      <style:paragraph-properties fo:text-align="left" fo:text-indent="0cm" fo:margin-left="1.251cm" fo:margin-right="0cm"/>
      <style:text-properties fo:font-size="12pt" fo:font-weight="normal"/>
    </style:style>
    <style:style style:family="paragraph" style:name="P7" style:display-name="P7" style:parent-style-name="Normal">
      <style:paragraph-properties fo:text-align="left" fo:text-indent="0cm" fo:margin-left="1.251cm" fo:margin-right="0cm"/>
      <style:text-properties style:text-underline-type="single" fo:font-size="12pt" fo:font-weight="normal"/>
    </style:style>
    <style:style style:family="paragraph" style:name="P1" style:display-name="P1" style:parent-style-name="Normal">
      <style:paragraph-properties fo:text-align="center" fo:break-before="page"/>
      <style:text-properties fo:font-size="15pt" fo:font-weight="bold"/>
    </style:style>
    <style:style style:family="paragraph" style:name="P2" style:display-name="P2" style:parent-style-name="Normal">
      <style:paragraph-properties fo:text-align="center"/>
      <style:text-properties fo:font-size="15pt" fo:font-weight="bold"/>
    </style:style>
    <style:style style:family="paragraph" style:name="P3" style:display-name="P3" style:parent-style-name="Normal">
      <style:paragraph-properties fo:text-align="center"/>
      <style:text-properties fo:font-size="14pt" fo:font-weight="normal"/>
    </style:style>
    <style:style style:family="paragraph" style:name="P4" style:display-name="P4" style:parent-style-name="Normal">
      <style:paragraph-properties fo:text-align="left"/>
      <style:text-properties fo:font-size="14pt" fo:font-weight="normal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Trabalho Prático</text:p>
        <text:p text:style-name="P2">AEDS 1</text:p>
        <text:p text:style-name="P2"/>
        <text:p text:style-name="P3">Tema: Arcade</text:p>
        <text:p text:style-name="P3"/>
        <text:p text:style-name="P3">Grupo</text:p>
        <text:p text:style-name="P3">Rafael Castro Araujo Beirão</text:p>
        <text:p text:style-name="P3">Jõao Gabriel Bicalho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P5"/>
        <text:p text:style-name="P5">Introdução</text:p>
        <text:p text:style-name="P6"/>
        <text:p text:style-name="P6">Nesse trabalho, foram implementadas interpretações dos jogos clássicos Pong, Breakout e Space Invaders.</text:p>
        <text:p text:style-name="P6"/>
        <text:p text:style-name="P6">Embora esses jogos utilizem componentes semelhantes, são divididos em 3 módulos separados contidos nas pastas de seus nomes. Cada um desses módulos pode ser dividido em três partes, sendo elas as bibliotecas de entrada e saída de dados modificada para funcionar em Windows e Linux, a seção de renderização, que utiliza uma matriz pré-construida e renderiza ela com sprites em ASCII e a seção de lógica de jogo, que realiza todas as operações lógicas do jogo e prepara a próxima “frame”.</text:p>
        <text:p text:style-name="P6"/>
        <text:p text:style-name="P6">Foram utilizadas algumas bibliotecas padrão, com conio sendo utilizada para optimizar a renderização na versão de Windows.</text:p>
        <text:p text:style-name="P6"/>
        <text:p text:style-name="P6"/>
        <text:p text:style-name="P5">Pong</text:p>
        <text:p text:style-name="P6"/>
        <text:p text:style-name="P6">Em pong, é possível escolher entre jogar com dois jogodores, um jogador e um computador, ou computador contra computador. A inteligência artificial simplesmente segue a coordenada vertical da bola, com uma aleatoreadade implementada para tornar o jogo Player vs COM algo possível de vencer.</text:p>
        <text:p text:style-name="P6"/>
        <text:p text:style-name="P5">Space Invaders</text:p>
        <text:p text:style-name="P7"/>
        <text:p text:style-name="P6">Em Space Invaders, o jogador controla uma nave e tem que destruir todos os inimigos antes que eles atinjam o solo, além de desviar dos tiros dos oponentes. Nesse jogo, os inimigos são expressos <text:s/>como objetos em um vetor, que são transcritos em uma matriz de renderização. Também são objetos o jogador, e os projéteis de ambas as partes, tendo as colizões desses objetos sendo analizadas quando existem dois objetos com as mesmas cordenadas. O jogo acaba quando os inimigos atingem o chão, quando jogador perder todas as vidas, ou quando todos os inimigos forem destruidos.</text:p>
        <text:p text:style-name="P6"/>
        <text:p text:style-name="P5">Breakout</text:p>
        <text:p text:style-name="P5"/>
        <text:p text:style-name="P6">a ser implementado</text:p>
        <text:p text:style-name="P6"/>
        <text:p text:style-name="P6"/>
        <text:p text:style-name="P6"><text:span text:style-name="T1">Instalação</text:span></text:p>
        <text:p text:style-name="P6"/>
        <text:p text:style-name="P6"/>
        <text:p text:style-name="P6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pt" fo:country="BR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creation-date>2017-06-20T23:29:19.842176868</meta:creation-date>
    <dc:date>Wed Jun 21 19:53:41 2017
</dc:date>
  </office:meta>
</office:document-meta>
</file>